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6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9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1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2" style:parent-style-name="Normal" style:family="paragraph">
      <style:paragraph-properties fo:widows="2" fo:orphans="2" fo:text-align="justify" style:vertical-align="auto"/>
      <style:text-properties fo:hyphenate="false"/>
    </style:style>
    <style:style style:name="T6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9" style:family="table-column">
      <style:table-column-properties style:column-width="0.8673in" style:use-optimal-column-width="false"/>
    </style:style>
    <style:style style:name="TableColumn70" style:family="table-column">
      <style:table-column-properties style:column-width="1.4659in" style:use-optimal-column-width="false"/>
    </style:style>
    <style:style style:name="TableColumn71" style:family="table-column">
      <style:table-column-properties style:column-width="0.9645in" style:use-optimal-column-width="false"/>
    </style:style>
    <style:style style:name="TableColumn72" style:family="table-column">
      <style:table-column-properties style:column-width="3.0125in" style:use-optimal-column-width="false"/>
    </style:style>
    <style:style style:name="Table68" style:family="table">
      <style:table-properties style:width="6.3104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2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9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3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4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/>
    </style:style>
    <style:style style:name="T98" style:parent-style-name="DefaultParagraphFont" style:family="text">
      <style:text-properties style:font-name="Open Sans" style:font-name-complex="Open Sans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7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0" style:parent-style-name="DefaultParagraphFont" style:family="text">
      <style:text-properties style:font-name="Open Sans" style:font-name-complex="Open Sans" fo:font-size="10pt" style:font-size-asian="10pt"/>
    </style:style>
    <style:style style:name="P111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5" style:family="table-column">
      <style:table-column-properties style:column-width="2.0493in" style:use-optimal-column-width="false"/>
    </style:style>
    <style:style style:name="TableColumn116" style:family="table-column">
      <style:table-column-properties style:column-width="4.2611in" style:use-optimal-column-width="false"/>
    </style:style>
    <style:style style:name="Table114" style:family="table">
      <style:table-properties style:width="6.3104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9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1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7" style:parent-style-name="NormalWeb" style:family="paragraph">
      <style:paragraph-properties fo:margin-top="0in" fo:margin-bottom="0in"/>
      <style:text-properties fo:hyphenate="false"/>
    </style:style>
    <style:style style:name="T128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29" style:parent-style-name="NormalWeb" style:family="paragraph">
      <style:paragraph-properties fo:margin-top="0in" fo:margin-bottom="0in"/>
      <style:text-properties fo:hyphenate="false"/>
    </style:style>
    <style:style style:name="T130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31" style:parent-style-name="NormalWeb" style:family="paragraph">
      <style:paragraph-properties fo:margin-top="0in" fo:margin-bottom="0in"/>
      <style:text-properties fo:hyphenate="false"/>
    </style:style>
    <style:style style:name="T132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33" style:parent-style-name="NormalWeb" style:family="paragraph">
      <style:paragraph-properties fo:margin-top="0in" fo:margin-bottom="0in"/>
      <style:text-properties fo:hyphenate="false"/>
    </style:style>
    <style:style style:name="T134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35" style:parent-style-name="NormalWeb" style:family="paragraph">
      <style:paragraph-properties fo:margin-top="0in" fo:margin-bottom="0in"/>
      <style:text-properties fo:hyphenate="false"/>
    </style:style>
    <style:style style:name="T136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ableRow137" style:family="table-row">
      <style:table-row-properties style:min-row-height="1.0868in" style:use-optimal-row-height="false"/>
    </style:style>
    <style:style style:name="TableCell13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2" style:parent-style-name="NormalWeb" style:family="paragraph">
      <style:paragraph-properties fo:margin-top="0in" fo:margin-bottom="0in"/>
      <style:text-properties fo:hyphenate="false"/>
    </style:style>
    <style:style style:name="T143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144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45" style:parent-style-name="NormalWeb" style:family="paragraph">
      <style:paragraph-properties fo:margin-top="0in" fo:margin-bottom="0in"/>
      <style:text-properties fo:hyphenate="false"/>
    </style:style>
    <style:style style:name="T146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47" style:parent-style-name="NormalWeb" style:family="paragraph">
      <style:paragraph-properties fo:margin-top="0in" fo:margin-bottom="0in"/>
      <style:text-properties fo:hyphenate="false"/>
    </style:style>
    <style:style style:name="T148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49" style:parent-style-name="NormalWeb" style:family="paragraph">
      <style:paragraph-properties fo:margin-top="0in" fo:margin-bottom="0in"/>
      <style:text-properties fo:hyphenate="false"/>
    </style:style>
    <style:style style:name="T150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51" style:parent-style-name="NormalWeb" style:family="paragraph">
      <style:paragraph-properties fo:margin-top="0in" fo:margin-bottom="0in"/>
      <style:text-properties fo:hyphenate="false"/>
    </style:style>
    <style:style style:name="T152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ableRow153" style:family="table-row">
      <style:table-row-properties style:min-row-height="1.0868in" style:use-optimal-row-height="false"/>
    </style:style>
    <style:style style:name="TableCell15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5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5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8" style:parent-style-name="NormalWeb" style:family="paragraph">
      <style:paragraph-properties fo:margin-top="0in" fo:margin-bottom="0in" fo:margin-left="0.284in" fo:text-indent="0in">
        <style:tab-stops/>
      </style:paragraph-properties>
      <style:text-properties fo:hyphenate="false"/>
    </style:style>
    <style:style style:name="T159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160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161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162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63" style:parent-style-name="NormalWeb" style:family="paragraph">
      <style:paragraph-properties fo:margin-top="0in" fo:margin-bottom="0in" fo:margin-left="0.4715in" fo:text-indent="-0.1875in">
        <style:tab-stops/>
      </style:paragraph-properties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64" style:parent-style-name="NormalWeb" style:family="paragraph">
      <style:paragraph-properties fo:margin-top="0in" fo:margin-bottom="0in" fo:margin-left="0.4715in" fo:text-indent="-0.1875in">
        <style:tab-stops/>
      </style:paragraph-properties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65" style:parent-style-name="NormalWeb" style:family="paragraph">
      <style:paragraph-properties fo:margin-top="0in" fo:margin-bottom="0in" fo:margin-left="0.4715in" fo:text-indent="-0.1875in">
        <style:tab-stops/>
      </style:paragraph-properties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66" style:parent-style-name="NormalWeb" style:family="paragraph">
      <style:paragraph-properties fo:margin-top="0in" fo:margin-bottom="0in" fo:margin-left="0.4715in" fo:text-indent="-0.1875in">
        <style:tab-stops/>
      </style:paragraph-properties>
      <style:text-properties style:font-name="Open Sans" style:font-name-complex="Open Sans" fo:font-size="10pt" style:font-size-asian="10pt" style:font-size-complex="10pt" fo:language="en" fo:country="US" fo:hyphenate="false"/>
    </style:style>
    <style:style style:name="TableRow167" style:family="table-row">
      <style:table-row-properties style:min-row-height="1.0868in" style:use-optimal-row-height="false"/>
    </style:style>
    <style:style style:name="TableCell16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7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7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72" style:parent-style-name="NormalWeb" style:family="paragraph">
      <style:paragraph-properties fo:margin-top="0in" fo:margin-bottom="0in" fo:margin-left="0.534in">
        <style:tab-stops/>
      </style:paragraph-properties>
      <style:text-properties fo:hyphenate="false"/>
    </style:style>
    <style:style style:name="T173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174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175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176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P177" style:parent-style-name="NormalWeb" style:family="paragraph">
      <style:paragraph-properties fo:margin-top="0in" fo:margin-bottom="0in" fo:margin-left="0.534in">
        <style:tab-stops/>
      </style:paragraph-properties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78" style:parent-style-name="NormalWeb" style:family="paragraph">
      <style:paragraph-properties fo:margin-top="0in" fo:margin-bottom="0in" fo:margin-left="0.534in">
        <style:tab-stops/>
      </style:paragraph-properties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79" style:parent-style-name="NormalWeb" style:family="paragraph">
      <style:paragraph-properties fo:margin-top="0in" fo:margin-bottom="0in" fo:margin-left="0.534in">
        <style:tab-stops/>
      </style:paragraph-properties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80" style:parent-style-name="NormalWeb" style:family="paragraph">
      <style:paragraph-properties fo:margin-top="0in" fo:margin-bottom="0in" fo:margin-left="0.409in" fo:text-indent="-0.125in">
        <style:tab-stops/>
      </style:paragraph-properties>
      <style:text-properties style:font-name="Open Sans" style:font-name-complex="Open Sans" fo:font-size="10pt" style:font-size-asian="10pt" style:font-size-complex="10pt" fo:language="en" fo:country="US" fo:hyphenate="false"/>
    </style:style>
    <style:style style:name="P18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4" style:parent-style-name="Standard" style:family="paragraph">
      <style:paragraph-properties fo:margin-left="1.5in" fo:text-indent="-1.5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85" style:parent-style-name="Standard" style:family="paragraph">
      <style:paragraph-properties fo:margin-left="1.5in" fo:text-indent="-1.5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86" style:parent-style-name="Standard" style:family="paragraph">
      <style:paragraph-properties fo:margin-left="1.5in" fo:text-indent="-1.5in">
        <style:tab-stops/>
      </style:paragraph-properties>
    </style:style>
    <style:style style:name="T18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9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90" style:parent-style-name="DefaultParagraphFont" style:family="text">
      <style:text-properties style:font-name="Open Sans" style:font-name-complex="Open Sans" fo:font-size="10pt" style:font-size-asian="10pt"/>
    </style:style>
    <style:style style:name="T191" style:parent-style-name="DefaultParagraphFont" style:family="text">
      <style:text-properties style:font-name="Open Sans" style:font-name-complex="Open Sans" fo:font-size="10pt" style:font-size-asian="10pt"/>
    </style:style>
    <style:style style:name="T192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93" style:parent-style-name="DefaultParagraphFont" style:family="text">
      <style:text-properties style:font-name="Open Sans" style:font-name-complex="Open Sans" fo:font-size="10pt" style:font-size-asian="10pt"/>
    </style:style>
    <style:style style:name="P194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95" style:parent-style-name="Standard" style:family="paragraph">
      <style:paragraph-properties fo:margin-left="0.0104in">
        <style:tab-stops/>
      </style:paragraph-properties>
    </style:style>
    <style:style style:name="T1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98" style:parent-style-name="DefaultParagraphFont" style:family="text">
      <style:text-properties style:font-name="Open Sans" style:font-name-complex="Open Sans" fo:font-size="10pt" style:font-size-asian="10p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</text:span><text:span text:style-name="T53"><text:s/>document:<text:s/></text:span><text:a xlink:href="https://github.com/Tom-2013-06417/CS191-192_Event_Sharing/blob/master/02-Requirements%20Engineering/15.0%20-%20Log-in%20to%20or%20create%20account.pdf" office:target-frame-name="_top" xlink:show="replace"><text:span text:style-name="T54">https://github.com/Tom-2013-06417/CS191-192_Event_Sharing/blob/master/02-Requirements%20Eng</text:span><text:span text:style-name="T55">ineering/15.0%20-%20Log-in%20to%20or%20create%20account.pdf</text:span></text:a><text:span text:style-name="T56">.<text:s/></text:span></text:p>
      <text:p text:style-name="P57"/>
      <text:p text:style-name="P58">Document Purpose:</text:p>
      <text:p text:style-name="P59">The purpose of this document is to exhaust the step-by-step process of the Use Cases in every scenario possible.</text:p>
      <text:p text:style-name="P60"/>
      <text:p text:style-name="P61">Target Audience:</text:p>
      <text:p text:style-name="P62"><text:span text:style-name="T63">To our project client and adviser, our fello</text:span><text:span text:style-name="T64">w 191 classmates, and our future selves when they need to refer back to this document.</text:span></text:p>
      <text:p text:style-name="P65"/>
      <text:p text:style-name="P66">Revision Control: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P75">Revision Date</text:p>
            </table:table-cell>
            <table:table-cell table:style-name="TableCell76">
              <text:p text:style-name="P77">Person Responsible</text:p>
            </table:table-cell>
            <table:table-cell table:style-name="TableCell78">
              <text:p text:style-name="P79">Version</text:p>
              <text:p text:style-name="P80">Number</text:p>
            </table:table-cell>
            <table:table-cell table:style-name="TableCell81">
              <text:p text:style-name="P82">Modification</text:p>
            </table:table-cell>
          </table:table-row>
        </table:table-header-rows>
        <table:table-row table:style-name="TableRow83">
          <table:table-cell table:style-name="TableCell84">
            <text:p text:style-name="P85">09/18/15</text:p>
          </table:table-cell>
          <table:table-cell table:style-name="TableCell86">
            <text:p text:style-name="P87">Dimaano, Diego</text:p>
            <text:p text:style-name="P88">Lopez, Matthew</text:p>
            <text:p text:style-name="P89">Torres, Jacob</text:p>
          </table:table-cell>
          <table:table-cell table:style-name="TableCell90">
            <text:p text:style-name="P91">1.0</text:p>
          </table:table-cell>
          <table:table-cell table:style-name="TableCell92">
            <text:p text:style-name="P93">Initial Document</text:p>
          </table:table-cell>
        </table:table-row>
      </table:table>
      <text:p text:style-name="P94"/>
      <text:p text:style-name="Standard"><text:span text:style-name="T95">Use-Case<text:s/></text:span><text:span text:style-name="T96">Name</text:span><text:span text:style-name="T97">:</text:span><text:span text:style-name="T98"><text:tab/></text:span><text:span text:style-name="T99"><text:s/>Log-in to or create account</text:span></text:p>
      <text:p text:style-name="P100"/>
      <text:p text:style-name="P101"><text:span text:style-name="T102">Description:</text:span><text:span text:style-name="T103"><text:tab/></text:span><text:span text:style-name="T104">This is when a Guest User wants to have an account registered at Eventi, or a Registered User wants to log-int into his account. Creating an account upgrades the status from Guest to Registered, thereby<text:s/></text:span><text:span text:style-name="T105">including additional functionalities such as uploading events. Users who are newly registered are no longer called Guest Users.</text:span></text:p>
      <text:p text:style-name="P106"/>
      <text:p text:style-name="P107"><text:span text:style-name="T108">Preconditions:</text:span><text:span text:style-name="T109"><text:tab/></text:span><text:span text:style-name="T110">A User has loaded the Eventi Website.</text:span></text:p>
      <text:p text:style-name="P111"/>
      <text:p text:style-name="P112">Flow of Events:</text:p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header-rows>
          <table:table-row table:style-name="TableRow117">
            <table:table-cell table:style-name="TableCell118">
              <text:soft-page-break/>
              <text:p text:style-name="P119">Scenario Name</text:p>
            </table:table-cell>
            <table:table-cell table:style-name="TableCell120">
              <text:p text:style-name="P121">Description</text:p>
            </table:table-cell>
          </table:table-row>
          <table:table-row table:style-name="TableRow122">
            <table:table-cell table:style-name="TableCell123">
              <text:p text:style-name="P124">Scenario 1 (Basic Flow)</text:p>
              <text:p text:style-name="P125">Guest<text:s/>User creates an account</text:p>
            </table:table-cell>
            <table:table-cell table:style-name="TableCell126">
              <text:list text:style-name="LFO1" text:continue-numbering="true">
                <text:list-item>
                  <text:p text:style-name="P127"><text:span text:style-name="T128">Guest User clicks on the Sign Up button</text:span></text:p>
                </text:list-item>
                <text:list-item>
                  <text:p text:style-name="P129"><text:span text:style-name="T130">The Sign Up page is displayed</text:span></text:p>
                </text:list-item>
                <text:list-item>
                  <text:p text:style-name="P131"><text:span text:style-name="T132">Guest User inputs necessary credentials</text:span></text:p>
                </text:list-item>
                <text:list-item>
                  <text:p text:style-name="P133"><text:span text:style-name="T134">Guest User clicks submit</text:span></text:p>
                </text:list-item>
                <text:list-item>
                  <text:p text:style-name="P135"><text:span text:style-name="T136">Account creation successful</text:span></text:p>
                </text:list-item>
              </text:list>
            </table:table-cell>
          </table:table-row>
        </table:table-header-rows>
        <table:table-row table:style-name="TableRow137">
          <table:table-cell table:style-name="TableCell138">
            <text:p text:style-name="P139">Scenario 2</text:p>
            <text:p text:style-name="P140">Guest User fails to creates an account</text:p>
          </table:table-cell>
          <table:table-cell table:style-name="TableCell141">
            <text:list text:style-name="LFO2" text:continue-numbering="true">
              <text:list-item>
                <text:p text:style-name="P142"><text:span text:style-name="T143">Guest User clicks</text:span><text:span text:style-name="T144"><text:s/>on the Sign Up button</text:span></text:p>
              </text:list-item>
              <text:list-item>
                <text:p text:style-name="P145"><text:span text:style-name="T146">The Sign Up page is displayed</text:span></text:p>
              </text:list-item>
              <text:list-item>
                <text:p text:style-name="P147"><text:span text:style-name="T148">Guest User inputs necessary credentials</text:span></text:p>
              </text:list-item>
              <text:list-item>
                <text:p text:style-name="P149"><text:span text:style-name="T150">Guest User clicks submit</text:span></text:p>
              </text:list-item>
              <text:list-item>
                <text:p text:style-name="P151"><text:span text:style-name="T152">The Sign Up page displays an error relating the credentials inputted.</text:span>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Scenario 3</text:p>
            <text:p text:style-name="P156">Registered User signs in into account</text:p>
          </table:table-cell>
          <table:table-cell table:style-name="TableCell157">
            <text:list text:style-name="LFO3" text:continue-numbering="true">
              <text:list-item>
                <text:p text:style-name="P158"><text:span text:style-name="T159">Registered</text:span><text:span text:style-name="T160"><text:s/>User clicks on the<text:s/></text:span><text:span text:style-name="T161">Log in</text:span><text:span text:style-name="T162"><text:s/>button</text:span></text:p>
              </text:list-item>
              <text:list-item>
                <text:p text:style-name="P163">The Log in button is displayed</text:p>
              </text:list-item>
              <text:list-item>
                <text:p text:style-name="P164">Registered User inputs necessary credentials</text:p>
              </text:list-item>
              <text:list-item>
                <text:p text:style-name="P165">Registered User clicks submit</text:p>
              </text:list-item>
              <text:list-item>
                <text:p text:style-name="P166">User is redirected to account home page</text:p>
              </text:list-item>
            </text:list>
          </table:table-cell>
        </table:table-row>
        <table:table-row table:style-name="TableRow167">
          <table:table-cell table:style-name="TableCell168">
            <text:p text:style-name="P169">Scenario 4</text:p>
            <text:p text:style-name="P170">Registered User fails to sign in into account</text:p>
          </table:table-cell>
          <table:table-cell table:style-name="TableCell171">
            <text:list text:style-name="LFO4" text:continue-numbering="true">
              <text:list-item>
                <text:p text:style-name="P172"><text:span text:style-name="T173">Registered</text:span><text:span text:style-name="T174"><text:s/>User clicks on the<text:s/></text:span><text:span text:style-name="T175">Log in</text:span><text:span text:style-name="T176"><text:s/>button</text:span></text:p>
              </text:list-item>
              <text:list-item>
                <text:p text:style-name="P177">The Log in button is displayed</text:p>
              </text:list-item>
              <text:list-item>
                <text:p text:style-name="P178">Registered User inputs necessary credentials</text:p>
              </text:list-item>
              <text:list-item>
                <text:p text:style-name="P179">Registered User clicks submit</text:p>
              </text:list-item>
              <text:list-item>
                <text:p text:style-name="P180"><text:s text:c="4"/>Log in unsuccessful</text:p>
              </text:list-item>
            </text:list>
          </table:table-cell>
        </table:table-row>
      </table:table>
      <text:p text:style-name="P181"/>
      <text:p text:style-name="P182">Activity Diagram of the Flow of Events:</text:p>
      <text:p text:style-name="P183"/>
      <text:p text:style-name="P184"/>
      <text:p text:style-name="P185"/>
      <text:p text:style-name="P186"><text:span text:style-name="T187">Post-conditions:</text:span><text:span text:style-name="T188"><text:tab/></text:span><text:span text:style-name="T189">Successful:</text:span><text:span text:style-name="T190"><text:s text:c="2"/>The user successfully logged in / created an account</text:span><text:span text:style-name="T191"><text:line-break/></text:span><text:span text:style-name="T192">Failed</text:span><text:span text:style-name="T193">: The user wasn’t logged in or had invalid credentials.</text:span></text:p>
      <text:p text:style-name="P194"/>
      <text:p text:style-name="P195"><text:span text:style-name="T196">Special</text:span><text:span text:style-name="T197"><text:s/>Requirements:<text:s/></text:span><text:span text:style-name="T198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0pt" style:font-size-asian="10pt" style:font-size-complex="10pt"/>
    </style:style>
    <style:style style:name="WW_CharLFO2LVL1" style:family="text">
      <style:text-properties fo:font-size="10pt" style:font-size-asian="10pt" style:font-size-complex="10pt"/>
    </style:style>
    <style:style style:name="WW_CharLFO3LVL1" style:family="text">
      <style:text-properties fo:font-size="10pt" style:font-size-asian="10pt" style:font-size-complex="10pt" fo:language="en" fo:country="US"/>
    </style:style>
    <style:style style:name="WW_CharLFO4LVL1" style:family="text">
      <style:text-properties fo:font-size="10pt" style:font-size-asian="10pt" style:font-size-complex="10pt" fo:language="en" fo:country="U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8:41:00Z</dc:date>
    <meta:print-date>2015-09-18T07:36:00Z</meta:print-date>
    <meta:template xlink:href="Normal" xlink:type="simple"/>
    <meta:editing-cycles>43</meta:editing-cycles>
    <meta:editing-duration>PT5658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461" meta:character-count="3086" meta:row-count="21" meta:non-whitespace-character-count="2631"/>
  </office:meta>
</office:document-meta>
</file>